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D0000002DE912FB1A355265E6.png" manifest:media-type="image/png"/>
  <manifest:file-entry manifest:full-path="Pictures/100001DC000004A7000004A72B993E0616711901.svg" manifest:media-type="image/svg+xml"/>
  <manifest:file-entry manifest:full-path="Pictures/100000010000003100000031462C93BCFAF11909.png" manifest:media-type="image/png"/>
  <manifest:file-entry manifest:full-path="Pictures/100002F90000051000000510D098C07FB7A0188E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7.521cm" draw:shadow="hidden" draw:shadow-offset-x="0.071cm" draw:shadow-offset-y="0.071cm" draw:shadow-color="#c6c6c6" draw:shadow-opacity="100%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1.99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.5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57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1c1c1c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96cm"/>
      <style:paragraph-properties style:writing-mode="lr-tb"/>
    </style:style>
    <style:style style:name="gr14" style:family="graphic" style:parent-style-name="objectwithoutfill">
      <style:graphic-properties draw:stroke="solid" draw:stroke-dash="Double_20_Dash_20__28_Rounded_29_" svg:stroke-width="0.035cm" svg:stroke-color="#111111" draw:marker-start-width="0.252cm" draw:marker-end-width="0.252cm" svg:stroke-linecap="round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14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7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577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00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1.99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1.15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1.08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15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77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77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577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57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6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6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6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3.842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458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58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loext:color-lum-mod="100%" loext:color-lum-off="0%" style:text-position="-33% 58%" style:font-name="Nunito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111111" loext:opacity="100%" loext:color-lum-mod="100%" loext:color-lum-off="0%" style:font-name="Nunito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bold" style:font-size-asian="13pt" style:font-weight-asian="bold" style:font-size-complex="13pt" style:font-weight-complex="bold"/>
    </style:style>
    <style:style style:name="P7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000000" loext:opacity="100%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font-name="Nunito" fo:font-size="12pt" fo:font-style="italic" fo:text-shadow="1pt 1pt" style:text-underline-style="none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margin-left="0cm" fo:margin-right="0cm" fo:margin-top="0cm" fo:margin-bottom="0cm" fo:line-height="100%" fo:text-align="end" fo:text-indent="0cm"/>
      <style:text-properties fo:color="#000000" loext:opacity="100%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00000" loext:opacity="100%" loext:color-lum-mod="100%" loext:color-lum-off="0%" style:font-name="Nunito"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font-name="Nunit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000000" loext:opacity="100%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loext:color-lum-mod="100%" loext:color-lum-off="0%" style:font-name="Nunito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>
      <loext:graphic-properties draw:fill-color="#1c1c1c"/>
      <style:paragraph-properties fo:text-align="center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font-name="Nunito" fo:font-size="11pt" fo:font-weight="normal" style:font-size-asian="11pt" style:font-weight-asian="normal" style:font-size-complex="11pt" style:font-weight-complex="normal"/>
    </style:style>
    <style:style style:name="P19" style:family="paragraph">
      <style:text-properties fo:color="#000000" loext:opacity="100%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Nunito"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Nunito"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font-name="Nunito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6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font-name="Nuni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4pt" fo:font-weight="normal" style:font-size-asian="14pt" style:font-weight-asian="normal" style:font-size-complex="14pt" style:font-weight-complex="normal"/>
    </style:style>
    <style:style style:name="P30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4pt" fo:font-weight="normal" style:font-size-asian="14pt" style:font-weight-asian="bold" style:font-size-complex="14pt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00000" loext:opacity="100%" loext:color-lum-mod="100%" loext:color-lum-off="0%" style:font-name="Nunito" fo:font-size="9pt" fo:font-style="italic" style:font-size-asian="9pt" style:font-size-complex="9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33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loext:color-lum-mod="100%" loext:color-lum-off="0%" style:font-name="Nunito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P35" style:family="paragraph">
      <loext:graphic-properties draw:fill="none"/>
      <style:paragraph-properties fo:text-align="center"/>
      <style:text-properties fo:font-size="20pt" fo:font-style="italic" style:font-size-asian="20pt" style:font-size-complex="20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loext:color-lum-mod="100%" loext:color-lum-off="0%" style:font-name="Nunit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38" style:family="paragraph">
      <style:paragraph-properties fo:margin-left="0.102cm" fo:margin-right="0cm" fo:text-indent="0cm"/>
    </style:style>
    <style:style style:name="P39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loext:color-lum-mod="100%" loext:color-lum-off="0%" style:font-name="Ubuntu Mono1" fo:font-size="14pt" fo:font-style="italic" fo:font-weight="normal" style:font-size-asian="12pt" style:font-size-complex="12pt"/>
    </style:style>
    <style:style style:name="P40" style:family="paragraph"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1" fo:font-size="14pt" fo:font-style="italic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42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Ubuntu Mono1" fo:font-size="14pt" fo:font-style="normal" fo:font-weight="normal" style:font-size-asian="12pt" style:font-size-complex="12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1" fo:font-size="14pt" fo:font-style="italic" style:text-underline-style="none" style:font-size-asian="10.5pt" style:font-style-asian="normal" style:font-size-complex="10.5pt" style:font-style-complex="normal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3pt" fo:font-style="italic" style:text-underline-style="none" style:font-size-asian="10pt" style:font-style-asian="normal" style:font-size-complex="10pt" style:font-style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1" fo:font-size="13pt" fo:font-style="italic" style:text-underline-style="none" style:font-size-asian="10pt" style:font-style-asian="normal" style:font-size-complex="10pt" style:font-style-complex="normal"/>
    </style:style>
    <style:style style:name="P46" style:family="paragraph">
      <style:paragraph-properties fo:text-align="center" style:writing-mode="lr-tb"/>
      <style:text-properties fo:font-size="20pt" fo:background-color="transparent" style:font-size-asian="20pt" style:font-size-complex="20pt"/>
    </style:style>
    <style:style style:name="P47" style:family="paragraph">
      <loext:graphic-properties draw:fill="none"/>
      <style:paragraph-properties fo:text-align="center" style:writing-mode="lr-tb"/>
      <style:text-properties fo:font-size="20pt" fo:background-color="transparent" style:font-size-asian="20pt" style:font-size-complex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>
      <style:paragraph-properties fo:margin-left="0cm" fo:margin-right="0cm" fo:margin-top="0cm" fo:margin-bottom="0cm" fo:line-height="100%" fo:text-align="end" fo:text-indent="0cm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c1c1c" loext:opacity="100%" loext:color-lum-mod="100%" loext:color-lum-off="0%" style:font-name="Nunito" fo:font-size="8pt" fo:font-style="italic" style:font-size-asian="8pt" style:font-style-asian="italic" style:font-size-complex="8pt" style:font-style-complex="italic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font-name="Nunito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e4e4e" loext:opacity="100%" style:text-outline="false" style:text-line-through-style="none" style:text-line-through-type="none" style:font-name="Nunito" fo:font-size="9pt" fo:font-style="normal" fo:text-shadow="none" style:text-underline-style="none" fo:font-weight="bold" style:letter-kerning="true" fo:background-color="transparent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111111" loext:opacity="100%" style:font-name="Nunito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style:text-outline="false" style:text-line-through-style="none" style:text-line-through-type="none" style:font-name="Nunito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Nunito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111111" loext:opacity="100%" style:font-name="Nunito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Nunito" fo:font-size="8pt" fo:font-style="italic" style:font-size-asian="8pt" style:font-style-asian="italic" style:font-size-complex="8pt" style:font-style-complex="italic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Nunito" fo:font-size="10.5pt" fo:font-style="normal" fo:text-shadow="none" style:text-underline-style="none" fo:font-weight="bold" style:letter-kerning="true" fo:background-color="transparent" style:font-name-asian="Droid Sans Fallback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Nunito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style:font-name="Nunito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17" style:family="text">
      <style:text-properties style:font-name="Nunito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8" style:family="text">
      <style:text-properties style:font-name="Nunito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Nunito" fo:font-size="10.5pt" fo:font-weight="bold" style:font-size-asian="10.5pt" style:font-weight-asian="bold" style:font-size-complex="10.5pt" style:font-weight-complex="bold"/>
    </style:style>
    <style:style style:name="T20" style:family="text">
      <style:text-properties style:font-name="Nunito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style:font-name="Nunito"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111111" loext:opacity="100%" style:font-name="Nunito" fo:font-size="11pt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style:text-outline="false" style:text-line-through-style="none" style:text-line-through-type="none" style:font-name="Nunito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111111" loext:opacity="100%" style:font-name="Nunito"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color="#111111" loext:opacity="100%" style:font-name="Nunito" fo:font-size="11pt" fo:font-weight="normal" style:font-size-asian="11pt" style:font-weight-asian="bold" style:font-size-complex="11pt" style:font-weight-complex="bold"/>
    </style:style>
    <style:style style:name="T31" style:family="text">
      <style:text-properties style:font-name="Nunito" fo:font-size="8pt" fo:font-style="italic" style:font-size-asian="8pt" style:font-size-complex="8pt"/>
    </style:style>
    <style:style style:name="T32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Nunito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11111" loext:opacity="100%" style:font-name="Ubuntu Mono1" fo:font-size="12pt" fo:font-weight="normal" style:font-size-asian="9pt" style:font-size-complex="9pt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style:font-name="Ubuntu Mono1" fo:font-size="12pt" fo:font-style="normal" fo:font-weight="normal" style:font-size-asian="9pt" style:font-size-complex="9pt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font-name="Ubuntu Mono1" fo:font-size="12pt" fo:font-weight="normal" style:font-size-asian="9pt" style:font-size-complex="9pt"/>
    </style:style>
    <style:style style:name="T41" style:family="text">
      <style:text-properties fo:color="#000000" loext:opacity="100%" fo:font-style="normal" style:font-style-asian="normal" style:font-style-complex="normal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bold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text-outline="false" style:text-line-through-style="none" style:text-line-through-type="none" style:font-name="Nunito" fo:font-size="10.5pt" fo:font-style="normal" fo:text-shadow="none" style:text-underline-style="none" fo:font-weight="bold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normal" fo:text-shadow="none" style:text-underline-style="none" fo:font-weight="bold" style:letter-kerning="true" fo:background-color="transparent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.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1.5pt" style:font-style-asian="normal" style:font-weight-asian="normal" style:font-name-complex="Free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1c1c1c" loext:opacity="100%" style:font-name="Nunito" fo:font-size="8pt" fo:font-style="italic" style:font-size-asian="8pt" style:font-style-asian="italic" style:font-size-complex="8pt" style:font-style-complex="italic"/>
    </style:style>
    <style:style style:name="T51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bold" style:letter-kerning="true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" draw:style-name="dp1" draw:master-page-name="Default">
        <draw:frame draw:style-name="gr1" draw:text-style-name="P2" draw:layer="layout" svg:width="8.021cm" svg:height="0.919cm" svg:x="6.384cm" svg:y="1.732cm">
          <draw:text-box>
            <text:p text:style-name="P1"><text:span text:style-name="T1">Software Engineer </text:span><text:span text:style-name="T2">(Frontend developer)</text:span></text:p>
          </draw:text-box>
        </draw:frame>
        <draw:frame draw:style-name="gr2" draw:text-style-name="P4" draw:layer="layout" svg:width="8.961cm" svg:height="1.983cm" svg:x="6.386cm" svg:y="0.586cm">
          <draw:text-box>
            <text:p text:style-name="P3"><text:span text:style-name="T3">Ahmad</text:span><text:span text:style-name="T4"> Salih</text:span></text:p>
          </draw:text-box>
        </draw:frame>
        <draw:frame draw:style-name="gr3" draw:text-style-name="P5" draw:layer="layout" svg:width="0.614cm" svg:height="0.614cm" svg:x="0.107cm" svg:y="0.108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4" draw:text-style-name="P6" draw:layer="layout" svg:width="2.918cm" svg:height="0.925cm" svg:x="0.794cm" svg:y="4.521cm">
          <draw:text-box>
            <text:p><text:span text:style-name="T5">S</text:span><text:span text:style-name="T5">u</text:span><text:span text:style-name="T5">m</text:span><text:span text:style-name="T5">m</text:span><text:span text:style-name="T5">a</text:span><text:span text:style-name="T5">r</text:span><text:span text:style-name="T5">y</text:span></text:p>
          </draw:text-box>
        </draw:frame>
        <draw:frame draw:style-name="gr5" draw:text-style-name="P8" draw:layer="layout" svg:width="19.235cm" svg:height="1.838cm" svg:x="0.826cm" svg:y="5.305cm">
          <draw:text-box>
            <text:p text:style-name="P7"><text:span text:style-name="T6">A</text:span><text:span text:style-name="T6">h</text:span><text:span text:style-name="T6">m</text:span><text:span text:style-name="T6">a</text:span><text:span text:style-name="T6">d</text:span><text:span text:style-name="T6"> </text:span><text:span text:style-name="T6">i</text:span><text:span text:style-name="T6">s</text:span><text:span text:style-name="T6"> </text:span><text:span text:style-name="T6">a</text:span><text:span text:style-name="T6"> </text:span><text:span text:style-name="T6">d</text:span><text:span text:style-name="T6">y</text:span><text:span text:style-name="T6">n</text:span><text:span text:style-name="T6">a</text:span><text:span text:style-name="T6">m</text:span><text:span text:style-name="T6">i</text:span><text:span text:style-name="T6">c</text:span><text:span text:style-name="T6"> </text:span><text:span text:style-name="T6">a</text:span><text:span text:style-name="T6">n</text:span><text:span text:style-name="T6">d</text:span><text:span text:style-name="T6"> </text:span><text:span text:style-name="T6">d</text:span><text:span text:style-name="T6">e</text:span><text:span text:style-name="T6">v</text:span><text:span text:style-name="T6">o</text:span><text:span text:style-name="T6">t</text:span><text:span text:style-name="T6">e</text:span><text:span text:style-name="T6">d</text:span><text:span text:style-name="T6"> </text:span><text:span text:style-name="T6">d</text:span><text:span text:style-name="T6">e</text:span><text:span text:style-name="T6">v</text:span><text:span text:style-name="T6">e</text:span><text:span text:style-name="T6">l</text:span><text:span text:style-name="T6">o</text:span><text:span text:style-name="T6">p</text:span><text:span text:style-name="T6">e</text:span><text:span text:style-name="T6">r</text:span><text:span text:style-name="T6">.</text:span><text:span text:style-name="T6"> </text:span><text:span text:style-name="T6">E</text:span><text:span text:style-name="T6">x</text:span><text:span text:style-name="T6">p</text:span><text:span text:style-name="T6">e</text:span><text:span text:style-name="T6">r</text:span><text:span text:style-name="T6">i</text:span><text:span text:style-name="T6">e</text:span><text:span text:style-name="T6">n</text:span><text:span text:style-name="T6">c</text:span><text:span text:style-name="T6">e</text:span><text:span text:style-name="T6">d</text:span><text:span text:style-name="T6"> </text:span><text:span text:style-name="T6">F</text:span><text:span text:style-name="T6">r</text:span><text:span text:style-name="T6">o</text:span><text:span text:style-name="T6">n</text:span><text:span text:style-name="T6">t</text:span><text:span text:style-name="T6">e</text:span><text:span text:style-name="T6">n</text:span><text:span text:style-name="T6">d</text:span><text:span text:style-name="T6"> </text:span><text:span text:style-name="T6">e</text:span><text:span text:style-name="T6">n</text:span><text:span text:style-name="T6">g</text:span><text:span text:style-name="T6">i</text:span><text:span text:style-name="T6">n</text:span><text:span text:style-name="T6">e</text:span><text:span text:style-name="T6">e</text:span><text:span text:style-name="T6">r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a</text:span><text:span text:style-name="T6"> </text:span><text:span text:style-name="T6">s</text:span><text:span text:style-name="T6">t</text:span><text:span text:style-name="T6">r</text:span><text:span text:style-name="T6">o</text:span><text:span text:style-name="T6">n</text:span><text:span text:style-name="T6">g</text:span><text:span text:style-name="T6"> </text:span><text:span text:style-name="T6">b</text:span><text:span text:style-name="T6">a</text:span><text:span text:style-name="T6">c</text:span><text:span text:style-name="T6">k</text:span><text:span text:style-name="T6">g</text:span><text:span text:style-name="T6">r</text:span><text:span text:style-name="T6">o</text:span><text:span text:style-name="T6">u</text:span><text:span text:style-name="T6">n</text:span><text:span text:style-name="T6">d</text:span><text:span text:style-name="T6"> </text:span><text:span text:style-name="T6">i</text:span><text:span text:style-name="T6">n</text:span><text:span text:style-name="T6"> </text:span><text:span text:style-name="T6">m</text:span><text:span text:style-name="T6">o</text:span><text:span text:style-name="T6">d</text:span><text:span text:style-name="T6">e</text:span><text:span text:style-name="T6">r</text:span><text:span text:style-name="T6">n</text:span><text:span text:style-name="T6"> </text:span><text:span text:style-name="T6">w</text:span><text:span text:style-name="T6">e</text:span><text:span text:style-name="T6">b</text:span><text:span text:style-name="T6"> </text:span><text:span text:style-name="T6">t</text:span><text:span text:style-name="T6">e</text:span><text:span text:style-name="T6">c</text:span><text:span text:style-name="T6">h</text:span><text:span text:style-name="T6">n</text:span><text:span text:style-name="T6">o</text:span><text:span text:style-name="T6">l</text:span><text:span text:style-name="T6">o</text:span><text:span text:style-name="T6">g</text:span><text:span text:style-name="T6">i</text:span><text:span text:style-name="T6">e</text:span><text:span text:style-name="T6">s</text:span><text:span text:style-name="T6">.</text:span><text:span text:style-name="T6"> </text:span><text:span text:style-name="T6">N</text:span><text:span text:style-name="T6">o</text:span><text:span text:style-name="T6">w</text:span><text:span text:style-name="T6"> </text:span><text:span text:style-name="T6">h</text:span><text:span text:style-name="T6">e</text:span><text:span text:style-name="T6"> </text:span><text:span text:style-name="T6">i</text:span><text:span text:style-name="T6">s</text:span><text:span text:style-name="T6"> </text:span><text:span text:style-name="T6">l</text:span><text:span text:style-name="T6">o</text:span><text:span text:style-name="T6">o</text:span><text:span text:style-name="T6">k</text:span><text:span text:style-name="T6">i</text:span><text:span text:style-name="T6">n</text:span><text:span text:style-name="T6">g</text:span><text:span text:style-name="T6"> </text:span><text:span text:style-name="T6">f</text:span><text:span text:style-name="T6">o</text:span><text:span text:style-name="T6">r</text:span><text:span text:style-name="T6"> </text:span><text:span text:style-name="T6">a</text:span><text:span text:style-name="T6"> </text:span><text:span text:style-name="T6">c</text:span><text:span text:style-name="T6">h</text:span><text:span text:style-name="T6">a</text:span><text:span text:style-name="T6">l</text:span><text:span text:style-name="T6">l</text:span><text:span text:style-name="T6">e</text:span><text:span text:style-name="T6">n</text:span><text:span text:style-name="T6">g</text:span><text:span text:style-name="T6">i</text:span><text:span text:style-name="T6">n</text:span><text:span text:style-name="T6">g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u</text:span><text:span text:style-name="T6">s</text:span><text:span text:style-name="T6">h</text:span><text:span text:style-name="T6">i</text:span><text:span text:style-name="T6">n</text:span><text:span text:style-name="T6">g</text:span><text:span text:style-name="T6"> </text:span><text:span text:style-name="T6">f</text:span><text:span text:style-name="T6">o</text:span><text:span text:style-name="T6">r</text:span><text:span text:style-name="T6">w</text:span><text:span text:style-name="T6">a</text:span><text:span text:style-name="T6">r</text:span><text:span text:style-name="T6">d</text:span><text:span text:style-name="T6"> </text:span><text:span text:style-name="T6">r</text:span><text:span text:style-name="T6">o</text:span><text:span text:style-name="T6">l</text:span><text:span text:style-name="T6">e</text:span><text:span text:style-name="T6"> </text:span><text:span text:style-name="T6">w</text:span><text:span text:style-name="T6">h</text:span><text:span text:style-name="T6">e</text:span><text:span text:style-name="T6">r</text:span><text:span text:style-name="T6">e</text:span><text:span text:style-name="T6"> </text:span><text:span text:style-name="T6">h</text:span><text:span text:style-name="T6">e</text:span><text:span text:style-name="T6"> </text:span><text:span text:style-name="T6">c</text:span><text:span text:style-name="T6">a</text:span><text:span text:style-name="T6">n</text:span><text:span text:style-name="T6"> </text:span><text:span text:style-name="T7">u</text:span><text:span text:style-name="T7">t</text:span><text:span text:style-name="T7">i</text:span><text:span text:style-name="T7">l</text:span><text:span text:style-name="T7">i</text:span><text:span text:style-name="T7">z</text:span><text:span text:style-name="T7">e</text:span><text:span text:style-name="T6"> </text:span><text:span text:style-name="T6">h</text:span><text:span text:style-name="T6">i</text:span><text:span text:style-name="T6">s</text:span><text:span text:style-name="T6"> </text:span><text:span text:style-name="T6">s</text:span><text:span text:style-name="T6">k</text:span><text:span text:style-name="T6">i</text:span><text:span text:style-name="T6">l</text:span><text:span text:style-name="T6">l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c</text:span><text:span text:style-name="T6">o</text:span><text:span text:style-name="T6">n</text:span><text:span text:style-name="T6">t</text:span><text:span text:style-name="T6">i</text:span><text:span text:style-name="T6">n</text:span><text:span text:style-name="T6">u</text:span><text:span text:style-name="T6">e</text:span><text:span text:style-name="T6"> </text:span><text:span text:style-name="T6">l</text:span><text:span text:style-name="T6">e</text:span><text:span text:style-name="T6">a</text:span><text:span text:style-name="T6">r</text:span><text:span text:style-name="T6">n</text:span><text:span text:style-name="T6">i</text:span><text:span text:style-name="T6">n</text:span><text:span text:style-name="T6">g</text:span><text:span text:style-name="T6"> </text:span><text:span text:style-name="T6">a</text:span><text:span text:style-name="T6">n</text:span><text:span text:style-name="T6">d</text:span><text:span text:style-name="T6"> </text:span><text:span text:style-name="T6">g</text:span><text:span text:style-name="T6">r</text:span><text:span text:style-name="T6">o</text:span><text:span text:style-name="T6">w</text:span><text:span text:style-name="T6">i</text:span><text:span text:style-name="T6">n</text:span><text:span text:style-name="T6">g</text:span><text:span text:style-name="T6"> </text:span><text:span text:style-name="T6">a</text:span><text:span text:style-name="T6">s</text:span><text:span text:style-name="T6"> </text:span><text:span text:style-name="T6">a</text:span><text:span text:style-name="T6"> </text:span><text:span text:style-name="T6">d</text:span><text:span text:style-name="T6">e</text:span><text:span text:style-name="T6">v</text:span><text:span text:style-name="T6">e</text:span><text:span text:style-name="T6">l</text:span><text:span text:style-name="T6">o</text:span><text:span text:style-name="T6">p</text:span><text:span text:style-name="T6">e</text:span><text:span text:style-name="T6">r</text:span><text:span text:style-name="T6">.</text:span></text:p>
          </draw:text-box>
        </draw:frame>
        <draw:frame draw:style-name="gr6" draw:text-style-name="P9" draw:layer="layout" svg:width="3.556cm" svg:height="0.873cm" svg:x="1.23cm" svg:y="7.875cm">
          <draw:text-box>
            <text:p><text:span text:style-name="T8">Military</text:span></text:p>
          </draw:text-box>
        </draw:frame>
        <draw:frame draw:style-name="gr7" draw:text-style-name="P11" draw:layer="layout" svg:width="5.143cm" svg:height="0.717cm" svg:x="15.112cm" svg:y="7.993cm">
          <draw:text-box>
            <text:p text:style-name="P10"><text:span text:style-name="T9">Jan - 2022 <text:s/>: <text:s/></text:span><text:span text:style-name="T9">Mar - 2023 </text:span></text:p>
          </draw:text-box>
        </draw:frame>
        <draw:frame draw:style-name="gr8" draw:text-style-name="P13" draw:layer="layout" svg:width="5.225cm" svg:height="0.827cm" svg:x="1.238cm" svg:y="8.511cm">
          <draw:text-box>
            <text:p text:style-name="P12"><text:span text:style-name="T10">Fullsta</text:span><text:span text:style-name="T10">ck </text:span><text:span text:style-name="T10">develo</text:span><text:span text:style-name="T10">per</text:span></text:p>
          </draw:text-box>
        </draw:frame>
        <draw:frame draw:style-name="gr9" draw:text-style-name="P14" draw:layer="layout" svg:width="4.778cm" svg:height="0.755cm" svg:x="3.165cm" svg:y="7.989cm">
          <draw:text-box>
            <text:p text:style-name="P7"><text:span text:style-name="T11">Military service life time</text:span></text:p>
          </draw:text-box>
        </draw:frame>
        <draw:frame draw:style-name="gr10" draw:text-style-name="P16" draw:layer="layout" svg:width="18.732cm" svg:height="1.309cm" svg:x="1.232cm" svg:y="9.019cm">
          <draw:text-box>
            <text:p text:style-name="P15"><text:span text:style-name="T12">Played full role, Handled more </text:span><text:span text:style-name="T12">than 20 mindsets, Developed </text:span><text:span text:style-name="T12">quite several projects, </text:span><text:span text:style-name="T12">front&amp;back end. Most of the </text:span><text:span text:style-name="T12">time I was dealing with </text:span><text:span text:style-name="T12">MSSQL server, Sqlite on top of </text:span><text:span text:style-name="T12">NodeJS, and Reactjs.</text:span></text:p>
          </draw:text-box>
        </draw:frame>
        <draw:custom-shape draw:style-name="gr11" draw:text-style-name="P17" draw:layer="layout" svg:width="0.152cm" svg:height="0.152cm" svg:x="1.132cm" svg:y="8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8" draw:layer="layout" svg:width="18.802cm" svg:height="1.259cm" svg:x="1.224cm" svg:y="10.126cm">
          <draw:text-box>
            <text:p text:style-name="P7"><text:span text:style-name="T13">-</text:span><text:span text:style-name="T14"> </text:span><text:span text:style-name="T13">Office Archive App</text:span><text:span text:style-name="T14"> – </text:span><text:span text:style-name="T14">Worked on full functional </text:span><text:span text:style-name="T14">archive can </text:span><text:span text:style-name="T13">crud </text:span><text:span text:style-name="T14">fax, </text:span><text:span text:style-name="T15">All </text:span><text:span text:style-name="T15">that depends on the </text:span><text:span text:style-name="T16">year, </text:span><text:span text:style-name="T16">stage, </text:span><text:span text:style-name="T15">and <text:s text:c="4"/></text:span><text:span text:style-name="T17">fax title</text:span><text:span text:style-name="T15"> or </text:span><text:span text:style-name="T15">soldier </text:span><text:span text:style-name="T17">name</text:span><text:span text:style-name="T15">.</text:span></text:p>
          </draw:text-box>
        </draw:frame>
        <draw:frame draw:style-name="gr13" draw:text-style-name="P20" draw:layer="layout" svg:width="5.92cm" svg:height="0.92cm" svg:x="0.795cm" svg:y="7.048cm">
          <draw:text-box>
            <text:p text:style-name="P19"><text:span text:style-name="T18">Profess</text:span><text:span text:style-name="T18">ionl </text:span><text:span text:style-name="T18">Experie</text:span><text:span text:style-name="T18">nce</text:span></text:p>
          </draw:text-box>
        </draw:frame>
        <draw:line draw:style-name="gr14" draw:text-style-name="P21" draw:layer="layout" svg:x1="1.074cm" svg:y1="5.266cm" svg:x2="20cm" svg:y2="5.266cm">
          <text:p/>
        </draw:line>
        <draw:frame draw:style-name="gr15" draw:text-style-name="P18" draw:layer="layout" svg:width="18.767cm" svg:height="1.259cm" svg:x="1.259cm" svg:y="11.219cm">
          <draw:text-box>
            <text:p text:style-name="P7"><text:span text:style-name="T13">-</text:span><text:span text:style-name="T14"> </text:span><text:span text:style-name="T19">Leader Assistant </text:span><text:span text:style-name="T20">– A </text:span><text:span text:style-name="T19">LAN </text:span><text:span text:style-name="T20">based app for the leader to </text:span><text:span text:style-name="T20">assign orders, track requests, </text:span><text:span text:style-name="T20">and respond back for <text:s text:c="10"/></text:span><text:span text:style-name="T20">requests to </text:span><text:span text:style-name="T17">approve</text:span><text:span text:style-name="T20">, </text:span><text:span text:style-name="T17">wait</text:span><text:span text:style-name="T20"> or </text:span><text:span text:style-name="T20">just </text:span><text:span text:style-name="T17">delete</text:span><text:span text:style-name="T20"> it quitely.</text:span></text:p>
          </draw:text-box>
        </draw:frame>
        <draw:frame draw:style-name="gr16" draw:text-style-name="P18" draw:layer="layout" svg:width="18.584cm" svg:height="1.259cm" svg:x="1.224cm" svg:y="12.426cm">
          <draw:text-box>
            <text:p text:style-name="P7"><text:span text:style-name="T19">-</text:span><text:span text:style-name="T20"> </text:span><text:span text:style-name="T19">Solider Examiner</text:span><text:span text:style-name="T20"> – Recreated </text:span><text:span text:style-name="T20">exam app, which has three types </text:span><text:span text:style-name="T20">of questions that helps to </text:span><text:span text:style-name="T20">measure <text:s text:c="20"/></text:span><text:span text:style-name="T20">Psychological, Sexual, and </text:span><text:span text:style-name="T20">religious deviations.</text:span></text:p>
          </draw:text-box>
        </draw:frame>
        <draw:line draw:style-name="gr17" draw:text-style-name="P21" draw:layer="layout" svg:x1="1.209cm" svg:y1="15.89cm" svg:x2="1.209cm" svg:y2="8.365cm">
          <text:p/>
        </draw:line>
        <draw:frame draw:style-name="gr6" draw:text-style-name="P22" draw:layer="layout" svg:width="3.556cm" svg:height="0.873cm" svg:x="1.196cm" svg:y="13.675cm">
          <draw:text-box>
            <text:p text:style-name="P19"><text:span text:style-name="T21">Upwork</text:span></text:p>
          </draw:text-box>
        </draw:frame>
        <draw:frame draw:style-name="gr7" draw:text-style-name="P11" draw:layer="layout" svg:width="5.143cm" svg:height="0.717cm" svg:x="15.137cm" svg:y="13.785cm">
          <draw:text-box>
            <text:p text:style-name="P10"><text:span text:style-name="T9">Jun - 2019 <text:s/>: <text:s/>Sep - 2020 </text:span></text:p>
          </draw:text-box>
        </draw:frame>
        <draw:frame draw:style-name="gr18" draw:text-style-name="P13" draw:layer="layout" svg:width="5.225cm" svg:height="0.827cm" svg:x="1.224cm" svg:y="14.311cm">
          <draw:text-box>
            <text:p text:style-name="P12"><text:span text:style-name="T10">Frontend developer</text:span></text:p>
          </draw:text-box>
        </draw:frame>
        <draw:frame draw:style-name="gr19" draw:text-style-name="P14" draw:layer="layout" svg:width="4.778cm" svg:height="0.755cm" svg:x="3.131cm" svg:y="13.789cm">
          <draw:text-box>
            <text:p text:style-name="P7"><text:span text:style-name="T22">Freelancing</text:span></text:p>
          </draw:text-box>
        </draw:frame>
        <draw:frame draw:style-name="gr20" draw:text-style-name="P23" draw:layer="layout" svg:width="18.728cm" svg:height="1.259cm" svg:x="1.218cm" svg:y="14.819cm">
          <draw:text-box>
            <text:p text:style-name="P7"><text:span text:style-name="T12">Became aware of UI &amp; UX, Which </text:span><text:span text:style-name="T12">I worked on almost ~30 </text:span><text:span text:style-name="T12">freelancing task, And I Extended </text:span><text:span text:style-name="T12">my experience in backend </text:span><text:span text:style-name="T12">technologies.</text:span></text:p>
          </draw:text-box>
        </draw:frame>
        <draw:line draw:style-name="gr14" draw:text-style-name="P21" draw:layer="layout" svg:x1="1.099cm" svg:y1="7.87cm" svg:x2="20cm" svg:y2="7.87cm">
          <text:p/>
        </draw:line>
        <draw:line draw:style-name="gr14" draw:text-style-name="P21" draw:layer="layout" svg:x1="1.085cm" svg:y1="16.817cm" svg:x2="20cm" svg:y2="16.817cm">
          <text:p/>
        </draw:line>
        <draw:frame draw:style-name="gr21" draw:text-style-name="P24" draw:layer="layout" svg:width="5.285cm" svg:height="0.971cm" svg:x="0.796cm" svg:y="15.98cm">
          <draw:text-box>
            <text:p><text:span text:style-name="T5">Projects</text:span></text:p>
          </draw:text-box>
        </draw:frame>
        <draw:frame draw:style-name="gr21" draw:text-style-name="P24" draw:layer="layout" svg:width="5.285cm" svg:height="0.971cm" svg:x="0.8cm" svg:y="25.936cm">
          <draw:text-box>
            <text:p text:style-name="P25"><text:span text:style-name="T5">Achievments</text:span></text:p>
          </draw:text-box>
        </draw:frame>
        <draw:frame draw:style-name="gr6" draw:text-style-name="P26" draw:layer="layout" svg:width="3.556cm" svg:height="0.873cm" svg:x="1.216cm" svg:y="16.921cm">
          <draw:text-box>
            <text:p><text:span text:style-name="T23"><text:a xlink:href="https://github.com/salihcodev/fullcart" xlink:type="simple">Fullcart</text:a></text:span></text:p>
          </draw:text-box>
        </draw:frame>
        <draw:frame draw:style-name="gr22" draw:text-style-name="P14" draw:layer="layout" svg:width="5.676cm" svg:height="0.755cm" svg:x="3.576cm" svg:y="16.987cm">
          <draw:text-box>
            <text:p text:style-name="P7"><text:span text:style-name="T22">E-Commercial Platform <text:s/>(WIP)</text:span></text:p>
          </draw:text-box>
        </draw:frame>
        <draw:frame draw:style-name="gr23" draw:text-style-name="P27" draw:layer="layout" svg:width="12.08cm" svg:height="1.403cm" svg:x="1.092cm" svg:y="17.533cm">
          <draw:text-box>
            <text:p text:style-name="P7"><text:span text:style-name="T24">A Platform that manage </text:span><text:span text:style-name="T24">people to sell / buy their </text:span><text:span text:style-name="T24">products online.</text:span></text:p>
          </draw:text-box>
        </draw:frame>
        <draw:frame draw:style-name="gr24" draw:text-style-name="P28" draw:layer="layout" svg:width="19.368cm" svg:height="1.331cm" svg:x="1.088cm" svg:y="18.041cm">
          <draw:text-box>
            <text:p text:style-name="P12"><text:span text:style-name="T25"># Stack:</text:span><text:span text:style-name="T26"> ReactJS, Typescript, </text:span><text:span text:style-name="T26">Redux-Toolkit, NodeJS, </text:span><text:span text:style-name="T26">ExpressJS, </text:span><text:span text:style-name="T27">JWT, MongoDB, </text:span><text:span text:style-name="T27">Sass </text:span><text:span text:style-name="T28">(custome design system)</text:span></text:p>
          </draw:text-box>
        </draw:frame>
        <draw:frame draw:style-name="gr25" draw:text-style-name="P29" draw:layer="layout" svg:width="9.545cm" svg:height="1.403cm" svg:x="0.881cm" svg:y="26.802cm">
          <draw:text-box>
            <text:p><text:span text:style-name="T29">- Software Design and </text:span><text:span text:style-name="T29">Architecture Specialization <text:s/></text:span></text:p>
          </draw:text-box>
        </draw:frame>
        <draw:frame draw:style-name="gr26" draw:text-style-name="P30" draw:layer="layout" svg:width="9.545cm" svg:height="0.827cm" svg:x="0.867cm" svg:y="27.302cm">
          <draw:text-box>
            <text:p><text:span text:style-name="T30"><text:a xlink:href="https://www.coursera.org/account/accomplishments/specialization/certificate/HYQT966DDFK6" xlink:type="simple">- Programming with Google Go Specialization</text:a></text:span></text:p>
          </draw:text-box>
        </draw:frame>
        <draw:frame draw:style-name="gr26" draw:text-style-name="P30" draw:layer="layout" svg:width="10.126cm" svg:height="0.827cm" svg:x="0.853cm" svg:y="27.837cm">
          <draw:text-box>
            <text:p><text:span text:style-name="T30"><text:a xlink:href="https://udemy-certificate.s3.amazonaws.com/image/UC-4110ab59-cacd-4447-9c42-b015ee9c419c.jpg" xlink:type="simple">- NestJS Zero to Hero - Modern TypeScript Back-end</text:a></text:span></text:p>
          </draw:text-box>
        </draw:frame>
        <draw:frame draw:style-name="gr7" draw:text-style-name="P31" draw:layer="layout" svg:width="2.592cm" svg:height="0.717cm" svg:x="17.579cm" svg:y="26.85cm">
          <draw:text-box>
            <text:p text:style-name="P10"><text:span text:style-name="T31">(WIP)</text:span></text:p>
          </draw:text-box>
        </draw:frame>
        <draw:frame draw:style-name="gr7" draw:text-style-name="P31" draw:layer="layout" svg:width="2.592cm" svg:height="0.717cm" svg:x="17.579cm" svg:y="27.35cm">
          <draw:text-box>
            <text:p text:style-name="P10"><text:span text:style-name="T31">Dec. 2021</text:span></text:p>
          </draw:text-box>
        </draw:frame>
        <draw:frame draw:style-name="gr7" draw:text-style-name="P31" draw:layer="layout" svg:width="2.592cm" svg:height="0.717cm" svg:x="17.579cm" svg:y="27.917cm">
          <draw:text-box>
            <text:p text:style-name="P10"><text:span text:style-name="T31">Jan. 2023</text:span></text:p>
          </draw:text-box>
        </draw:frame>
        <draw:line draw:style-name="gr14" draw:text-style-name="P21" draw:layer="layout" svg:x1="1.058cm" svg:y1="26.726cm" svg:x2="20cm" svg:y2="26.726cm">
          <text:p/>
        </draw:line>
        <draw:custom-shape draw:style-name="gr11" draw:text-style-name="P17" draw:layer="layout" svg:width="0.152cm" svg:height="0.152cm" svg:x="1.144cm" svg:y="14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6" draw:layer="layout" svg:width="2.324cm" svg:height="0.873cm" svg:x="1.116cm" svg:y="24.222cm">
          <draw:text-box>
            <text:p><text:span text:style-name="T23"><text:a xlink:href="https://github.com/salihcodev/todonest" xlink:type="simple">Todonest</text:a></text:span></text:p>
          </draw:text-box>
        </draw:frame>
        <draw:frame draw:style-name="gr27" draw:text-style-name="P32" draw:layer="layout" svg:width="5.676cm" svg:height="0.755cm" svg:x="3.64cm" svg:y="24.286cm">
          <draw:text-box>
            <text:p text:style-name="P25"><text:span text:style-name="T32">Tasks Assigner Server</text:span></text:p>
          </draw:text-box>
        </draw:frame>
        <draw:frame draw:style-name="gr28" draw:text-style-name="P33" draw:layer="layout" svg:width="0.321cm" svg:height="0.319cm" svg:x="3.146cm" svg:y="24.46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462C93BCFAF11909.png" xlink:type="simple" xlink:show="embed" xlink:actuate="onLoad" draw:mime-type="image/png"/>
        </draw:frame>
        <draw:frame draw:style-name="gr29" draw:text-style-name="P27" draw:layer="layout" svg:width="18.981cm" svg:height="0.827cm" svg:x="1.092cm" svg:y="24.694cm">
          <draw:text-box>
            <text:p text:style-name="P7"><text:span text:style-name="T24">A regular tasks assigner </text:span><text:span text:style-name="T33">API</text:span><text:span text:style-name="T24">. </text:span><text:span text:style-name="T24">Which you can apply </text:span><text:span text:style-name="T34">crud </text:span><text:span text:style-name="T24">&amp; </text:span><text:span text:style-name="T34">auth</text:span></text:p>
          </draw:text-box>
        </draw:frame>
        <draw:frame draw:style-name="gr30" draw:text-style-name="P34" draw:layer="layout" svg:width="19.021cm" svg:height="0.827cm" svg:x="1.088cm" svg:y="25.202cm">
          <draw:text-box>
            <text:p text:style-name="P15"><text:span text:style-name="T24"># Stack:</text:span><text:span text:style-name="T33"> NodeJS, NestJS, </text:span><text:span text:style-name="T33">Typescript, JWT, Passport</text:span></text:p>
          </draw:text-box>
        </draw:frame>
        <draw:frame draw:style-name="gr28" draw:text-style-name="P33" draw:layer="layout" svg:width="0.321cm" svg:height="0.319cm" svg:x="2.924cm" svg:y="17.17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462C93BCFAF11909.png" xlink:type="simple" xlink:show="embed" xlink:actuate="onLoad" draw:mime-type="image/png"/>
        </draw:frame>
        <draw:frame draw:style-name="gr28" draw:text-style-name="P33" draw:layer="layout" svg:width="0.321cm" svg:height="0.319cm" svg:x="9.956cm" svg:y="27.03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462C93BCFAF11909.png" xlink:type="simple" xlink:show="embed" xlink:actuate="onLoad" draw:mime-type="image/png"/>
        </draw:frame>
        <draw:frame draw:style-name="gr28" draw:text-style-name="P33" draw:layer="layout" svg:width="0.321cm" svg:height="0.319cm" svg:x="9.257cm" svg:y="27.54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462C93BCFAF11909.png" xlink:type="simple" xlink:show="embed" xlink:actuate="onLoad" draw:mime-type="image/png"/>
        </draw:frame>
        <draw:frame draw:style-name="gr28" draw:text-style-name="P35" draw:layer="layout" svg:width="0.321cm" svg:height="0.319cm" svg:x="10.358cm" svg:y="28.067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462C93BCFAF11909.png" xlink:type="simple" xlink:show="embed" xlink:actuate="onLoad" draw:mime-type="image/png"/>
        </draw:frame>
        <draw:frame draw:style-name="gr26" draw:text-style-name="P26" draw:layer="layout" svg:width="2.959cm" svg:height="0.827cm" svg:x="1.116cm" svg:y="22.448cm">
          <draw:text-box>
            <text:p><text:span text:style-name="T23"><text:a xlink:href="https://github.com/salihcodev/metweather" xlink:type="simple">Metweather</text:a></text:span></text:p>
          </draw:text-box>
        </draw:frame>
        <draw:frame draw:style-name="gr31" draw:text-style-name="P14" draw:layer="layout" svg:width="5.676cm" svg:height="0.755cm" svg:x="3.956cm" svg:y="22.512cm">
          <draw:text-box>
            <text:p text:style-name="P7"><text:span text:style-name="T22">Weather App</text:span></text:p>
          </draw:text-box>
        </draw:frame>
        <draw:frame draw:style-name="gr32" draw:text-style-name="P27" draw:layer="layout" svg:width="18.981cm" svg:height="0.827cm" svg:x="1.128cm" svg:y="22.967cm">
          <draw:text-box>
            <text:p text:style-name="P7"><text:span text:style-name="T24">Simple weather app, User </text:span><text:span text:style-name="T24">experience it by coordinates </text:span><text:span text:style-name="T24">or city name</text:span></text:p>
          </draw:text-box>
        </draw:frame>
        <draw:frame draw:style-name="gr33" draw:text-style-name="P36" draw:layer="layout" svg:width="18.844cm" svg:height="0.827cm" svg:x="1.088cm" svg:y="23.492cm">
          <draw:text-box>
            <text:p text:style-name="P15"><text:span text:style-name="T24"># Stack:</text:span><text:span text:style-name="T33"> ReactJS, Typescript, </text:span><text:span text:style-name="T33">ContextAPI, OpenMeteo-API</text:span></text:p>
          </draw:text-box>
        </draw:frame>
        <draw:frame draw:style-name="gr28" draw:text-style-name="P33" draw:layer="layout" svg:width="0.321cm" svg:height="0.319cm" svg:x="3.672cm" svg:y="22.685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462C93BCFAF11909.png" xlink:type="simple" xlink:show="embed" xlink:actuate="onLoad" draw:mime-type="image/png"/>
        </draw:frame>
        <draw:frame draw:style-name="gr34" draw:text-style-name="P37" draw:layer="layout" svg:width="0.523cm" svg:height="0.92cm" svg:x="0.892cm" svg:y="16.825cm">
          <draw:text-box>
            <text:p text:style-name="P25"><text:span text:style-name="T35">-</text:span></text:p>
          </draw:text-box>
        </draw:frame>
        <draw:frame draw:style-name="gr35" draw:text-style-name="P37" draw:layer="layout" svg:width="0.523cm" svg:height="0.92cm" svg:x="0.793cm" svg:y="22.392cm">
          <draw:text-box>
            <text:p text:style-name="P25"><text:span text:style-name="T35">-</text:span></text:p>
          </draw:text-box>
        </draw:frame>
        <draw:frame draw:style-name="gr36" draw:text-style-name="P37" draw:layer="layout" svg:width="0.523cm" svg:height="0.92cm" svg:x="0.794cm" svg:y="24.147cm">
          <draw:text-box>
            <text:p text:style-name="P25"><text:span text:style-name="T35">-</text:span></text:p>
          </draw:text-box>
        </draw:frame>
        <draw:frame draw:style-name="gr37" draw:text-style-name="P39" draw:layer="layout" svg:width="3.775cm" svg:height="0.708cm" svg:x="4.801cm" svg:y="2.542cm">
          <draw:text-box>
            <text:p text:style-name="P38"><text:span text:style-name="T36">Cairo, Egypt</text:span></text:p>
          </draw:text-box>
        </draw:frame>
        <draw:frame draw:style-name="gr38" draw:text-style-name="P41" draw:layer="layout" svg:width="2.605cm" svg:height="0.708cm" svg:x="9.694cm" svg:y="3.132cm">
          <draw:text-box>
            <text:p text:style-name="P40"><text:span text:style-name="T37"><text:a xlink:href="https://www.linkedin.com/in/salihcodev" xlink:type="simple">linkedin</text:a></text:span></text:p>
          </draw:text-box>
        </draw:frame>
        <draw:frame draw:style-name="gr37" draw:text-style-name="P42" draw:layer="layout" svg:width="5.461cm" svg:height="0.708cm" svg:x="7.749cm" svg:y="2.562cm">
          <draw:text-box>
            <text:p><text:span text:style-name="T38"><text:a xlink:href="mailto:ahmedsalihdev@gmail.com" xlink:type="simple">ahmedsalihdev@gmail.com</text:a></text:span></text:p>
          </draw:text-box>
        </draw:frame>
        <draw:frame draw:style-name="gr39" draw:text-style-name="P43" draw:layer="layout" svg:width="2.284cm" svg:height="0.708cm" svg:x="11.791cm" svg:y="3.142cm">
          <draw:text-box>
            <text:p text:style-name="P40"><text:span text:style-name="T39"><text:a xlink:href="https://github.com/salihcodev" xlink:type="simple">github</text:a></text:span></text:p>
          </draw:text-box>
        </draw:frame>
        <draw:frame draw:style-name="gr37" draw:text-style-name="P39" draw:layer="layout" svg:width="3.775cm" svg:height="0.708cm" svg:x="6.331cm" svg:y="3.111cm">
          <draw:text-box>
            <text:p text:style-name="P38"><text:span text:style-name="T40"><text:a xlink:href="tel:+20%201096477631" xlink:type="simple">+20 1096477631</text:a></text:span></text:p>
          </draw:text-box>
        </draw:frame>
        <draw:g>
          <draw:frame draw:style-name="gr40" draw:text-style-name="P45" draw:layer="layout" svg:width="2.328cm" svg:height="0.708cm" svg:x="13.509cm" svg:y="2.537cm">
            <draw:text-box>
              <text:p text:style-name="P44"><text:span text:style-name="T41"><text:a xlink:href="https://asalih.vercel.app/me/" xlink:type="simple">website</text:a></text:span></text:p>
            </draw:text-box>
          </draw:frame>
          <draw:frame draw:style-name="gr28" draw:text-style-name="P47" draw:layer="layout" svg:width="0.457cm" svg:height="0.457cm" svg:x="13.209cm" svg:y="2.666cm">
            <draw:image xlink:href="Pictures/100001DC000004A7000004A72B993E0616711901.svg" xlink:type="simple" xlink:show="embed" xlink:actuate="onLoad" draw:mime-type="image/svg+xml">
              <text:p text:style-name="P46"><text:s/></text:p>
            </draw:image>
            <draw:image xlink:href="Pictures/100000010000002D0000002DE912FB1A355265E6.png" xlink:type="simple" xlink:show="embed" xlink:actuate="onLoad" draw:mime-type="image/png"/>
          </draw:frame>
        </draw:g>
        <draw:frame draw:style-name="gr41" draw:text-style-name="P48" draw:layer="controls" svg:width="9.75cm" svg:height="0.755cm" svg:x="1.089cm" svg:y="19.227cm">
          <draw:text-box>
            <text:p text:style-name="P25"><text:span text:style-name="T42">-</text:span><text:span text:style-name="T43"> Achieved </text:span><text:span text:style-name="T43">authorizing/authenticating for </text:span><text:span text:style-name="T43">users.</text:span></text:p>
          </draw:text-box>
        </draw:frame>
        <draw:frame draw:style-name="gr42" draw:text-style-name="P23" draw:layer="controls" svg:width="10.512cm" svg:height="0.755cm" svg:x="1.089cm" svg:y="19.727cm">
          <draw:text-box>
            <text:p text:style-name="P7"><text:span text:style-name="T44">-</text:span><text:span text:style-name="T12"> Built role system for the </text:span><text:span text:style-name="T12">users’ customers/suppliers</text:span></text:p>
          </draw:text-box>
        </draw:frame>
        <draw:frame draw:style-name="gr43" draw:text-style-name="P48" draw:layer="controls" svg:width="18.831cm" svg:height="0.755cm" svg:x="1.089cm" svg:y="20.74cm">
          <draw:text-box>
            <text:p text:style-name="P25"><text:span text:style-name="T42">-</text:span><text:span text:style-name="T43"> Built single product page that </text:span><text:span text:style-name="T43">contains full details, reviews </text:span><text:span text:style-name="T43">(categorized reviews), and basic </text:span><text:span text:style-name="T43">supplier info.</text:span></text:p>
          </draw:text-box>
        </draw:frame>
        <draw:frame draw:style-name="gr44" draw:text-style-name="P23" draw:layer="controls" svg:width="18.743cm" svg:height="0.755cm" svg:x="1.089cm" svg:y="20.239cm">
          <draw:text-box>
            <text:p text:style-name="P7"><text:span text:style-name="T44">-</text:span><text:span text:style-name="T12"> Cart, wish list and checkout </text:span><text:span text:style-name="T12">page.</text:span></text:p>
          </draw:text-box>
        </draw:frame>
        <draw:frame draw:style-name="gr45" draw:text-style-name="P23" draw:layer="controls" svg:width="12.57cm" svg:height="0.755cm" svg:x="1.089cm" svg:y="21.299cm">
          <draw:text-box>
            <text:p text:style-name="P7"><text:span text:style-name="T44">-</text:span><text:span text:style-name="T12"> A Hot list for searching </text:span><text:span text:style-name="T12">whole products, Which </text:span><text:span text:style-name="T12">provides last history.</text:span></text:p>
          </draw:text-box>
        </draw:frame>
        <draw:frame draw:style-name="gr46" draw:text-style-name="P23" draw:layer="controls" svg:width="12.828cm" svg:height="0.755cm" svg:x="1.089cm" svg:y="21.733cm">
          <draw:text-box>
            <text:p text:style-name="P7"><text:span text:style-name="T44">-</text:span><text:span text:style-name="T12"> Implemented a dashboard to </text:span><text:span text:style-name="T12">make every supplier manage </text:span><text:span text:style-name="T12">their products.</text:span></text:p>
          </draw:text-box>
        </draw:frame>
        <draw:frame draw:style-name="gr47" draw:text-style-name="P23" draw:layer="controls" svg:width="9.75cm" svg:height="0.755cm" svg:x="1.089cm" svg:y="18.728cm">
          <draw:text-box>
            <text:p text:style-name="P7"><text:span text:style-name="T12"># Key Features:</text:span></text:p>
          </draw:text-box>
        </draw:frame>
        <draw:custom-shape draw:style-name="gr11" draw:text-style-name="P17" draw:layer="layout" svg:width="0.152cm" svg:height="0.152cm" svg:x="1.132cm" svg:y="8.19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rest" draw:style-name="dp1" draw:master-page-name="Default">
        <draw:frame draw:style-name="gr48" draw:text-style-name="P49" draw:layer="layout" svg:width="6.14cm" svg:height="0.73cm" svg:x="1.128cm" svg:y="1.194cm">
          <draw:text-box>
            <text:p text:style-name="P25"><text:span text:style-name="T45">Frontend</text:span></text:p>
          </draw:text-box>
        </draw:frame>
        <draw:frame draw:style-name="gr49" draw:text-style-name="P50" draw:layer="layout" svg:width="5.705cm" svg:height="0.755cm" svg:x="1.228cm" svg:y="1.694cm">
          <draw:text-box>
            <text:p text:style-name="P25"><text:span text:style-name="T46">- </text:span><text:span text:style-name="T47">HTML5, CSS3</text:span></text:p>
          </draw:text-box>
        </draw:frame>
        <draw:frame draw:style-name="gr50" draw:text-style-name="P50" draw:layer="layout" svg:width="5.705cm" svg:height="0.755cm" svg:x="1.229cm" svg:y="2.121cm">
          <draw:text-box>
            <text:p text:style-name="P25"><text:span text:style-name="T46">- Sass, Less</text:span></text:p>
          </draw:text-box>
        </draw:frame>
        <draw:frame draw:style-name="gr51" draw:text-style-name="P50" draw:layer="layout" svg:width="5.705cm" svg:height="0.755cm" svg:x="1.23cm" svg:y="2.563cm">
          <draw:text-box>
            <text:p text:style-name="P25"><text:span text:style-name="T46">- </text:span><text:span text:style-name="T47">ReactJS</text:span></text:p>
          </draw:text-box>
        </draw:frame>
        <draw:frame draw:style-name="gr52" draw:text-style-name="P50" draw:layer="layout" svg:width="5.705cm" svg:height="0.755cm" svg:x="1.231cm" svg:y="3.016cm">
          <draw:text-box>
            <text:p text:style-name="P25"><text:span text:style-name="T46">- </text:span><text:span text:style-name="T47">Redux, Redux Toolkit</text:span></text:p>
          </draw:text-box>
        </draw:frame>
        <draw:frame draw:style-name="gr53" draw:text-style-name="P50" draw:layer="layout" svg:width="5.705cm" svg:height="0.755cm" svg:x="1.232cm" svg:y="3.465cm">
          <draw:text-box>
            <text:p text:style-name="P25"><text:span text:style-name="T46">- </text:span><text:span text:style-name="T47">GatsbyJS</text:span></text:p>
          </draw:text-box>
        </draw:frame>
        <draw:frame draw:style-name="gr54" draw:text-style-name="P50" draw:layer="layout" svg:width="5.705cm" svg:height="0.755cm" svg:x="1.233cm" svg:y="3.894cm">
          <draw:text-box>
            <text:p text:style-name="P25"><text:span text:style-name="T46">- </text:span><text:span text:style-name="T47">NextJS</text:span></text:p>
          </draw:text-box>
        </draw:frame>
        <draw:frame draw:style-name="gr55" draw:text-style-name="P49" draw:layer="layout" svg:width="6.14cm" svg:height="0.73cm" svg:x="5.128cm" svg:y="1.185cm">
          <draw:text-box>
            <text:p text:style-name="P25"><text:span text:style-name="T45">Backend</text:span></text:p>
          </draw:text-box>
        </draw:frame>
        <draw:frame draw:style-name="gr56" draw:text-style-name="P50" draw:layer="layout" svg:width="5.705cm" svg:height="0.755cm" svg:x="5.228cm" svg:y="1.707cm">
          <draw:text-box>
            <text:p text:style-name="P25"><text:span text:style-name="T46">- NodeJS</text:span></text:p>
          </draw:text-box>
        </draw:frame>
        <draw:frame draw:style-name="gr57" draw:text-style-name="P50" draw:layer="layout" svg:width="5.705cm" svg:height="0.755cm" svg:x="5.229cm" svg:y="2.134cm">
          <draw:text-box>
            <text:p text:style-name="P25"><text:span text:style-name="T46">- ExpressJS</text:span></text:p>
          </draw:text-box>
        </draw:frame>
        <draw:frame draw:style-name="gr58" draw:text-style-name="P50" draw:layer="layout" svg:width="5.705cm" svg:height="0.755cm" svg:x="5.23cm" svg:y="2.599cm">
          <draw:text-box>
            <text:p text:style-name="P25"><text:span text:style-name="T46">- NestJS</text:span></text:p>
          </draw:text-box>
        </draw:frame>
        <draw:frame draw:style-name="gr59" draw:text-style-name="P49" draw:layer="layout" svg:width="6.14cm" svg:height="0.73cm" svg:x="8.128cm" svg:y="2.816cm">
          <draw:text-box>
            <text:p text:style-name="P25"><text:span text:style-name="T45">Programming Languages</text:span></text:p>
          </draw:text-box>
        </draw:frame>
        <draw:frame draw:style-name="gr60" draw:text-style-name="P50" draw:layer="layout" svg:width="5.705cm" svg:height="0.755cm" svg:x="8.228cm" svg:y="3.316cm">
          <draw:text-box>
            <text:p text:style-name="P25"><text:span text:style-name="T46">- Javascript, Typescript</text:span></text:p>
          </draw:text-box>
        </draw:frame>
        <draw:frame draw:style-name="gr61" draw:text-style-name="P50" draw:layer="layout" svg:width="5.705cm" svg:height="0.755cm" svg:x="8.229cm" svg:y="3.743cm">
          <draw:text-box>
            <text:p text:style-name="P25"><text:span text:style-name="T46">- Golang</text:span></text:p>
          </draw:text-box>
        </draw:frame>
        <draw:frame draw:style-name="gr62" draw:text-style-name="P49" draw:layer="layout" svg:width="6.14cm" svg:height="0.73cm" svg:x="8.128cm" svg:y="1.172cm">
          <draw:text-box>
            <text:p text:style-name="P25"><text:span text:style-name="T45">Databases</text:span></text:p>
          </draw:text-box>
        </draw:frame>
        <draw:frame draw:style-name="gr63" draw:text-style-name="P50" draw:layer="layout" svg:width="5.705cm" svg:height="0.755cm" svg:x="8.228cm" svg:y="1.672cm">
          <draw:text-box>
            <text:p text:style-name="P25"><text:span text:style-name="T46">- MongoDB</text:span></text:p>
          </draw:text-box>
        </draw:frame>
        <draw:frame draw:style-name="gr64" draw:text-style-name="P50" draw:layer="layout" svg:width="5.705cm" svg:height="0.755cm" svg:x="8.23cm" svg:y="2.164cm">
          <draw:text-box>
            <text:p text:style-name="P25"><text:span text:style-name="T46">- SQLite</text:span></text:p>
          </draw:text-box>
        </draw:frame>
        <draw:frame draw:style-name="gr65" draw:text-style-name="P50" draw:layer="layout" svg:width="5.705cm" svg:height="0.755cm" svg:x="1.234cm" svg:y="4.289cm">
          <draw:text-box>
            <text:p text:style-name="P25"><text:span text:style-name="T46">- </text:span><text:span text:style-name="T47">Webpack, Vite</text:span></text:p>
          </draw:text-box>
        </draw:frame>
        <draw:frame draw:style-name="gr66" draw:text-style-name="P49" draw:layer="layout" svg:width="6.14cm" svg:height="0.73cm" svg:x="13.518cm" svg:y="1.189cm">
          <draw:text-box>
            <text:p text:style-name="P25"><text:span text:style-name="T45">Software Concepts</text:span></text:p>
          </draw:text-box>
        </draw:frame>
        <draw:frame draw:style-name="gr67" draw:text-style-name="P50" draw:layer="layout" svg:width="5.705cm" svg:height="0.755cm" svg:x="13.618cm" svg:y="1.689cm">
          <draw:text-box>
            <text:p text:style-name="P25"><text:span text:style-name="T46">- OOP</text:span></text:p>
          </draw:text-box>
        </draw:frame>
        <draw:frame draw:style-name="gr68" draw:text-style-name="P50" draw:layer="layout" svg:width="5.705cm" svg:height="0.755cm" svg:x="13.619cm" svg:y="2.116cm">
          <draw:text-box>
            <text:p text:style-name="P25"><text:span text:style-name="T46">- Design Patterns Concepts.</text:span></text:p>
          </draw:text-box>
        </draw:frame>
        <draw:frame draw:style-name="gr69" draw:text-style-name="P50" draw:layer="layout" svg:width="5.705cm" svg:height="0.755cm" svg:x="13.62cm" svg:y="2.601cm">
          <draw:text-box>
            <text:p text:style-name="P25"><text:span text:style-name="T46">- SOLID Principles</text:span></text:p>
          </draw:text-box>
        </draw:frame>
        <draw:frame draw:style-name="gr70" draw:text-style-name="P49" draw:layer="layout" svg:width="6.14cm" svg:height="0.73cm" svg:x="13.518cm" svg:y="3.251cm">
          <draw:text-box>
            <text:p text:style-name="P25"><text:span text:style-name="T45">Other Skills</text:span></text:p>
          </draw:text-box>
        </draw:frame>
        <draw:frame draw:style-name="gr71" draw:text-style-name="P50" draw:layer="layout" svg:width="5.705cm" svg:height="0.755cm" svg:x="13.618cm" svg:y="3.728cm">
          <draw:text-box>
            <text:p text:style-name="P25"><text:span text:style-name="T46">- Git</text:span></text:p>
          </draw:text-box>
        </draw:frame>
        <draw:frame draw:style-name="gr72" draw:text-style-name="P50" draw:layer="layout" svg:width="5.705cm" svg:height="0.755cm" svg:x="13.619cm" svg:y="4.62cm">
          <draw:text-box>
            <text:p text:style-name="P25"><text:span text:style-name="T46">- Agile</text:span></text:p>
          </draw:text-box>
        </draw:frame>
        <draw:frame draw:style-name="gr73" draw:text-style-name="P50" draw:layer="layout" svg:width="5.705cm" svg:height="0.755cm" svg:x="13.62cm" svg:y="5.501cm">
          <draw:text-box>
            <text:p text:style-name="P25"><text:span text:style-name="T46">- CI/CD TraviseCI, CircleCi</text:span></text:p>
          </draw:text-box>
        </draw:frame>
        <draw:frame draw:style-name="gr74" draw:text-style-name="P50" draw:layer="layout" svg:width="5.705cm" svg:height="0.755cm" svg:x="13.621cm" svg:y="5.048cm">
          <draw:text-box>
            <text:p text:style-name="P25"><text:span text:style-name="T46">- Docker</text:span></text:p>
          </draw:text-box>
        </draw:frame>
        <draw:frame draw:style-name="gr75" draw:text-style-name="P50" draw:layer="layout" svg:width="5.705cm" svg:height="0.755cm" svg:x="13.619cm" svg:y="4.161cm">
          <draw:text-box>
            <text:p text:style-name="P25"><text:span text:style-name="T46">- Github actions</text:span></text:p>
          </draw:text-box>
        </draw:frame>
        <draw:frame draw:style-name="gr76" draw:text-style-name="P49" draw:layer="layout" svg:width="6.14cm" svg:height="0.78cm" svg:x="1.213cm" svg:y="7.687cm">
          <draw:text-box>
            <text:p text:style-name="P25"><text:span text:style-name="T48">UNIVERSITY OF SADAT </text:span><text:span text:style-name="T48">CITY</text:span></text:p>
          </draw:text-box>
        </draw:frame>
        <draw:frame draw:style-name="gr77" draw:text-style-name="P50" draw:layer="layout" svg:width="5.705cm" svg:height="0.657cm" svg:x="1.313cm" svg:y="8.264cm">
          <draw:text-box>
            <text:p text:style-name="P25"><text:span text:style-name="T49"><text:a xlink:href="http://law.usc.edu.eg/ar" xlink:type="simple">law.usc.edu.eg/ar</text:a></text:span></text:p>
          </draw:text-box>
        </draw:frame>
        <draw:frame draw:style-name="gr78" draw:text-style-name="P51" draw:layer="layout" svg:width="4.778cm" svg:height="0.755cm" svg:x="1.336cm" svg:y="8.851cm">
          <draw:text-box>
            <text:p text:style-name="P25"><text:span text:style-name="T43">Bachelor of Laws</text:span></text:p>
          </draw:text-box>
        </draw:frame>
        <draw:frame draw:style-name="gr7" draw:text-style-name="P53" draw:layer="layout" svg:width="2.325cm" svg:height="0.717cm" svg:x="17.723cm" svg:y="7.788cm">
          <draw:text-box>
            <text:p text:style-name="P52"><text:span text:style-name="T50">2017 <text:s/>: <text:s/>2021</text:span></text:p>
          </draw:text-box>
        </draw:frame>
        <draw:frame draw:style-name="gr79" draw:text-style-name="P54" draw:layer="layout" svg:width="4.778cm" svg:height="0.755cm" svg:x="1.336cm" svg:y="9.335cm">
          <draw:text-box>
            <text:p text:style-name="P25"><text:span text:style-name="T51">GPA : </text:span><text:span text:style-name="T52"><text:s/>3.00</text:span></text:p>
          </draw:text-box>
        </draw:frame>
        <draw:frame draw:style-name="gr3" draw:text-style-name="P5" draw:layer="layout" svg:width="0.321cm" svg:height="0.319cm" svg:x="5.333cm" svg:y="8.447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462C93BCFAF11909.png" xlink:type="simple" xlink:show="embed" xlink:actuate="onLoad" draw:mime-type="image/png"/>
        </draw:frame>
        <draw:frame draw:style-name="gr80" draw:text-style-name="P50" draw:layer="layout" svg:width="5.705cm" svg:height="0.755cm" svg:x="5.23cm" svg:y="3.046cm">
          <draw:text-box>
            <text:p text:style-name="P25"><text:span text:style-name="T46">- Mongoose</text:span></text:p>
          </draw:text-box>
        </draw:frame>
        <draw:frame draw:style-name="gr81" draw:text-style-name="P50" draw:layer="layout" svg:width="5.705cm" svg:height="0.755cm" svg:x="5.231cm" svg:y="3.478cm">
          <draw:text-box>
            <text:p text:style-name="P25"><text:span text:style-name="T46">- KnexJS</text:span></text:p>
          </draw:text-box>
        </draw:frame>
        <draw:frame draw:style-name="gr21" draw:text-style-name="P24" draw:layer="layout" svg:width="5.285cm" svg:height="0.971cm" svg:x="0.809cm" svg:y="0.337cm">
          <draw:text-box>
            <text:p text:style-name="P25"><text:span text:style-name="T5">Skills</text:span></text:p>
          </draw:text-box>
        </draw:frame>
        <draw:line draw:style-name="gr14" draw:text-style-name="P21" draw:layer="layout" svg:x1="1.067cm" svg:y1="1.127cm" svg:x2="20.009cm" svg:y2="1.127cm">
          <text:p/>
        </draw:line>
        <draw:frame draw:style-name="gr21" draw:text-style-name="P24" draw:layer="layout" svg:width="5.285cm" svg:height="0.971cm" svg:x="0.818cm" svg:y="6.638cm">
          <draw:text-box>
            <text:p text:style-name="P25"><text:span text:style-name="T5">Education</text:span></text:p>
          </draw:text-box>
        </draw:frame>
        <draw:line draw:style-name="gr14" draw:text-style-name="P21" draw:layer="layout" svg:x1="1.076cm" svg:y1="7.428cm" svg:x2="20.018cm" svg:y2="7.42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4.5.1$Linux_X86_64 LibreOffice_project/40$Build-1</meta:generator>
    <dc:date>2023-04-04T03:34:50.210961740</dc:date>
    <meta:editing-duration>P5DT2H40M52S</meta:editing-duration>
    <meta:editing-cycles>841</meta:editing-cycles>
    <meta:document-statistic meta:object-count="111"/>
  </office:meta>
</office:document-meta>
</file>